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23H31M50.113051S" calcext:value-type="time">
            <text:p>723:3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table:number-columns-repeated="2"/>
          <table:table-cell table:formula="of:=IF([.G146]-[.F146] &gt; 0; [.G146]-[.F146]; 0)" office:value-type="time" office:time-value="PT00H00M00S" calcext:value-type="time">
            <text:p>00:00</text:p>
          </table:table-cell>
          <table:table-cell table:formula="of:=[.D146]+[.H146]" office:value-type="time" office:time-value="PT04H20M47.031S" calcext:value-type="time">
            <text:p>04:20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47]-[.B147] &gt; 0; [.C147]-[.B1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7]-[.F147] &gt; 0; [.G147]-[.F147]; 0)" office:value-type="time" office:time-value="PT00H00M00S" calcext:value-type="time">
            <text:p>00:00</text:p>
          </table:table-cell>
          <table:table-cell table:formula="of:=[.D147]+[.H1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04H20M47.031S" calcext:value-type="time">
            <text:p>04:2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08:30:50.7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31T12:22:32.416000000</dc:date>
    <dc:creator>Benjamin Laws</dc:creator>
    <meta:editing-duration>P30DT22H33M16S</meta:editing-duration>
    <meta:editing-cycles>823</meta:editing-cycles>
    <meta:generator>LibreOffice/7.2.6.2$Windows_X86_64 LibreOffice_project/b0ec3a565991f7569a5a7f5d24fed7f52653d754</meta:generator>
    <meta:document-statistic meta:table-count="2" meta:cell-count="1098" meta:object-count="0"/>
  </office:meta>
</office:document-meta>
</file>